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514cm" table:align="left"/>
    </style:style>
    <style:style style:name="Table1.A" style:family="table-column">
      <style:table-column-properties style:column-width="0.219cm"/>
    </style:style>
    <style:style style:name="Table1.B" style:family="table-column">
      <style:table-column-properties style:column-width="2.551cm"/>
    </style:style>
    <style:style style:name="Table1.C" style:family="table-column">
      <style:table-column-properties style:column-width="3.473cm"/>
    </style:style>
    <style:style style:name="Table1.D" style:family="table-column">
      <style:table-column-properties style:column-width="0.272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4">
      <style:text-properties officeooo:rsid="001d80c3" officeooo:paragraph-rsid="001d80c3"/>
    </style:style>
    <style:style style:name="P2" style:family="paragraph" style:parent-style-name="Standard">
      <style:text-properties officeooo:rsid="000257c0" officeooo:paragraph-rsid="000257c0"/>
    </style:style>
    <style:style style:name="P3" style:family="paragraph" style:parent-style-name="Standard">
      <style:text-properties officeooo:rsid="00034ca0" officeooo:paragraph-rsid="00034ca0"/>
    </style:style>
    <style:style style:name="P4" style:family="paragraph" style:parent-style-name="Standard">
      <style:text-properties officeooo:rsid="00034ca0" officeooo:paragraph-rsid="0003c6fb"/>
    </style:style>
    <style:style style:name="P5" style:family="paragraph" style:parent-style-name="Standard">
      <style:text-properties officeooo:rsid="0003c6fb" officeooo:paragraph-rsid="0003c6fb"/>
    </style:style>
    <style:style style:name="P6" style:family="paragraph" style:parent-style-name="Standard">
      <style:text-properties officeooo:rsid="0005b670" officeooo:paragraph-rsid="0005b670"/>
    </style:style>
    <style:style style:name="P7" style:family="paragraph" style:parent-style-name="Standard">
      <style:text-properties officeooo:rsid="0005cffe" officeooo:paragraph-rsid="0005cffe"/>
    </style:style>
    <style:style style:name="P8" style:family="paragraph" style:parent-style-name="Standard">
      <style:text-properties officeooo:rsid="00095c0b" officeooo:paragraph-rsid="00095c0b"/>
    </style:style>
    <style:style style:name="P9" style:family="paragraph" style:parent-style-name="Standard">
      <style:text-properties officeooo:rsid="001b85e3" officeooo:paragraph-rsid="001b85e3"/>
    </style:style>
    <style:style style:name="P10" style:family="paragraph" style:parent-style-name="Standard">
      <style:text-properties officeooo:rsid="001b85e3" officeooo:paragraph-rsid="0003c6fb"/>
    </style:style>
    <style:style style:name="P11" style:family="paragraph" style:parent-style-name="Standard">
      <style:text-properties officeooo:rsid="001c8f5c" officeooo:paragraph-rsid="001c8f5c"/>
    </style:style>
    <style:style style:name="P12" style:family="paragraph" style:parent-style-name="Standard">
      <style:text-properties officeooo:paragraph-rsid="001c8f5c"/>
    </style:style>
    <style:style style:name="P13" style:family="paragraph" style:parent-style-name="Standard">
      <style:text-properties officeooo:rsid="001d80c3" officeooo:paragraph-rsid="001d80c3"/>
    </style:style>
    <style:style style:name="P14" style:family="paragraph" style:parent-style-name="Standard">
      <style:text-properties officeooo:rsid="0021b7e6" officeooo:paragraph-rsid="0021b7e6"/>
    </style:style>
    <style:style style:name="P15" style:family="paragraph" style:parent-style-name="Standard">
      <style:paragraph-properties fo:margin-top="0cm" fo:margin-bottom="0.499cm" loext:contextual-spacing="false"/>
    </style:style>
    <style:style style:name="P16" style:family="paragraph" style:parent-style-name="Text_20_body">
      <style:text-properties officeooo:rsid="000730a7" officeooo:paragraph-rsid="00082b74"/>
    </style:style>
    <style:style style:name="P17" style:family="paragraph" style:parent-style-name="Text_20_body">
      <style:text-properties officeooo:rsid="00082b74" officeooo:paragraph-rsid="00082b74"/>
    </style:style>
    <style:style style:name="P18" style:family="paragraph" style:parent-style-name="Text_20_body">
      <style:text-properties officeooo:rsid="00095be3" officeooo:paragraph-rsid="00095be3"/>
    </style:style>
    <style:style style:name="P19" style:family="paragraph" style:parent-style-name="Text_20_body">
      <style:text-properties officeooo:rsid="00095c0b" officeooo:paragraph-rsid="00095c0b"/>
    </style:style>
    <style:style style:name="P20" style:family="paragraph" style:parent-style-name="Text_20_body">
      <style:text-properties officeooo:paragraph-rsid="000c5d4a"/>
    </style:style>
    <style:style style:name="P21" style:family="paragraph" style:parent-style-name="Text_20_body">
      <style:text-properties officeooo:rsid="0012102a" officeooo:paragraph-rsid="0012102a"/>
    </style:style>
    <style:style style:name="P22" style:family="paragraph" style:parent-style-name="Text_20_body" style:list-style-name="L1"/>
    <style:style style:name="P23" style:family="paragraph" style:parent-style-name="Text_20_body">
      <style:text-properties officeooo:rsid="0015680b" officeooo:paragraph-rsid="0015680b"/>
    </style:style>
    <style:style style:name="P24" style:family="paragraph" style:parent-style-name="Text_20_body">
      <style:text-properties officeooo:rsid="001640a7" officeooo:paragraph-rsid="001640a7"/>
    </style:style>
    <style:style style:name="P25" style:family="paragraph" style:parent-style-name="Text_20_body">
      <style:text-properties officeooo:rsid="0017bc2c" officeooo:paragraph-rsid="0017bc2c"/>
    </style:style>
    <style:style style:name="P26" style:family="paragraph" style:parent-style-name="Text_20_body">
      <style:text-properties officeooo:rsid="00192ab6" officeooo:paragraph-rsid="00192ab6"/>
    </style:style>
    <style:style style:name="P27" style:family="paragraph" style:parent-style-name="Text_20_body">
      <style:text-properties officeooo:rsid="0019c08d" officeooo:paragraph-rsid="0019c08d"/>
    </style:style>
    <style:style style:name="P28" style:family="paragraph" style:parent-style-name="Text_20_body">
      <style:paragraph-properties fo:margin-top="0cm" fo:margin-bottom="0cm" loext:contextual-spacing="false"/>
    </style:style>
    <style:style style:name="P29" style:family="paragraph" style:parent-style-name="Text_20_body" style:list-style-name="L1">
      <style:paragraph-properties fo:margin-top="0cm" fo:margin-bottom="0cm" loext:contextual-spacing="false"/>
    </style:style>
    <style:style style:name="P30" style:family="paragraph" style:parent-style-name="Preformatted_20_Text">
      <style:text-properties officeooo:paragraph-rsid="000c5d4a"/>
    </style:style>
    <style:style style:name="P31" style:family="paragraph" style:parent-style-name="Preformatted_20_Text">
      <style:text-properties officeooo:paragraph-rsid="000d9c18"/>
    </style:style>
    <style:style style:name="P32" style:family="paragraph" style:parent-style-name="Preformatted_20_Text">
      <style:paragraph-properties fo:margin-top="0cm" fo:margin-bottom="0.499cm" loext:contextual-spacing="false"/>
    </style:style>
    <style:style style:name="P33" style:family="paragraph" style:parent-style-name="Preformatted_20_Text">
      <style:paragraph-properties fo:margin-top="0cm" fo:margin-bottom="0.499cm" loext:contextual-spacing="false"/>
      <style:text-properties officeooo:paragraph-rsid="000f9335"/>
    </style:style>
    <style:style style:name="P34" style:family="paragraph" style:parent-style-name="Preformatted_20_Text">
      <style:paragraph-properties fo:margin-top="0cm" fo:margin-bottom="0.499cm" loext:contextual-spacing="false"/>
      <style:text-properties officeooo:paragraph-rsid="00102428"/>
    </style:style>
    <style:style style:name="P35" style:family="paragraph" style:parent-style-name="Table_20_Contents">
      <style:text-properties fo:font-size="2pt" style:font-size-asian="2pt" style:font-size-complex="2pt"/>
    </style:style>
    <style:style style:name="P36" style:family="paragraph" style:parent-style-name="Heading_20_3">
      <style:text-properties officeooo:rsid="0012102a" officeooo:paragraph-rsid="0012102a"/>
    </style:style>
    <style:style style:name="T1" style:family="text">
      <style:text-properties officeooo:rsid="0003c6fb"/>
    </style:style>
    <style:style style:name="T2" style:family="text">
      <style:text-properties officeooo:rsid="00082b74"/>
    </style:style>
    <style:style style:name="T3" style:family="text">
      <style:text-properties officeooo:rsid="000c5d4a"/>
    </style:style>
    <style:style style:name="T4" style:family="text">
      <style:text-properties officeooo:rsid="000dfa1e"/>
    </style:style>
    <style:style style:name="T5" style:family="text">
      <style:text-properties officeooo:rsid="000f9335"/>
    </style:style>
    <style:style style:name="T6" style:family="text">
      <style:text-properties officeooo:rsid="00102428"/>
    </style:style>
    <style:style style:name="T7" style:family="text">
      <style:text-properties officeooo:rsid="00192ab6"/>
    </style:style>
    <style:style style:name="T8" style:family="text">
      <style:text-properties officeooo:rsid="001a098d"/>
    </style:style>
    <style:style style:name="T9" style:family="text">
      <style:text-properties officeooo:rsid="001c8f5c"/>
    </style:style>
    <style:style style:name="T10" style:family="text">
      <style:text-properties officeooo:rsid="0022d158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../../../../malli333/git-/branches/ninja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malli333/git-/branches/ninja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<text:span text:style-name="T8">Git tasks: </text:span></text:p>
      <text:p text:style-name="P2"/>
      <text:p text:style-name="P2">1. create file a.txt <text:s/>b.txt</text:p>
      <text:p text:style-name="P2">2. config the user name and mail</text:p>
      <text:p text:style-name="P7">user.email=devops.ya</text:p>
      <text:p text:style-name="P7">user.name=malli333</text:p>
      <text:p text:style-name="P7">core.repositoryformatversion=0</text:p>
      <text:p text:style-name="P7">core.filemode=true</text:p>
      <text:p text:style-name="P7">core.bare=false</text:p>
      <text:p text:style-name="P7">core.logallrefupdates=true</text:p>
      <text:p text:style-name="P2">3. enter the data into that files</text:p>
      <text:p text:style-name="P2">root@samhith:/opt/git# cat a.txt </text:p>
      <text:p text:style-name="P2">Hi Team Ninja</text:p>
      <text:p text:style-name="P2">..</text:p>
      <text:p text:style-name="P2">root@samhith:/opt/git# cat &gt;&gt; b.txt </text:p>
      <text:p text:style-name="P2">..</text:p>
      <text:p text:style-name="P2">root@samhith:/opt/git# cat b.txt </text:p>
      <text:p text:style-name="P2">This is VCS:Git</text:p>
      <text:p text:style-name="P2">4. create bracnh</text:p>
      <text:p text:style-name="P2">root@samhith:/opt/git# git branch</text:p>
      <text:p text:style-name="P2">* master</text:p>
      <text:p text:style-name="P2"><text:s text:c="2"/>ninja</text:p>
      <text:p text:style-name="P2">5. Edit the b.txt</text:p>
      <text:p text:style-name="P2">root@samhith:/opt/git# cat b.txt </text:p>
      <text:p text:style-name="P2">"This is VCS:Git. This is ninja branch</text:p>
      <text:p text:style-name="P3">6. Rename the b.txt to c.txt</text:p>
      <text:p text:style-name="P3">root@samhith:/opt/git# git mv b.txt c.txt</text:p>
      <text:p text:style-name="P3">root@samhith:/opt/git# ls</text:p>
      <text:p text:style-name="P3">a.txt <text:s/>c.txt</text:p>
      <text:p text:style-name="P3">7. Remove the the c.txt</text:p>
      <text:p text:style-name="P3">root@samhith:/opt/git# rm c.txt </text:p>
      <text:p text:style-name="P3">root@samhith:/opt/git# ls</text:p>
      <text:p text:style-name="P4">a.txt </text:p>
      <text:p text:style-name="P4"><text:span text:style-name="T1">8. create file text.</text:span></text:p>
      <text:p text:style-name="P5">root@samhith:/opt/git# ls</text:p>
      <text:p text:style-name="P5">a.txt <text:s/>text.txt</text:p>
      <text:p text:style-name="P6">9. add the file</text:p>
      <text:p text:style-name="P6">root@samhith:/opt/git# git status</text:p>
      <text:p text:style-name="P6">On branch ninja</text:p>
      <text:p text:style-name="P6">Changes to be committed:</text:p>
      <text:p text:style-name="P6"><text:s text:c="2"/>(use "git reset HEAD &lt;file&gt;..." to unstage)</text:p>
      <text:p text:style-name="P6"/>
      <text:p text:style-name="P6"><text:tab/>new file: <text:s text:c="2"/>text.txt</text:p>
      <text:p text:style-name="P6">10. remove the text.txt in stagning area</text:p>
      <text:p text:style-name="P6">root@samhith:/opt/git# git reset HEAD text.txt</text:p>
      <text:p text:style-name="P6">root@samhith:/opt/git# git status</text:p>
      <text:p text:style-name="P6">On branch ninja</text:p>
      <text:p text:style-name="P6">Untracked files:</text:p>
      <text:p text:style-name="P6"><text:s text:c="2"/>(use "git add &lt;file&gt;..." to include in what will be committed)</text:p>
      <text:p text:style-name="P6"/>
      <text:p text:style-name="P6"><text:tab/>text.txt</text:p>
      <text:p text:style-name="P6">11.create github account</text:p>
      <text:p text:style-name="P6"><text:soft-page-break/>user : <text:a xlink:type="simple" xlink:href="mailto:devops.ya@gmail.com" text:style-name="Internet_20_link" text:visited-style-name="Visited_20_Internet_20_Link">devops.ya@gmail.com</text:a></text:p>
      <text:p text:style-name="P6"/>
      <text:p text:style-name="P6">12. Fork the ot/traning in my account</text:p>
      <text:p text:style-name="P6"><text:a xlink:type="simple" xlink:href="https://github.com/malli333/git" text:style-name="Internet_20_link" text:visited-style-name="Visited_20_Internet_20_Link">git </text:a></text:p>
      <text:p text:style-name="Text_20_body">Forked from <text:a xlink:type="simple" xlink:href="https://github.com/ot-training/git" text:style-name="Internet_20_link" text:visited-style-name="Visited_20_Internet_20_Link">ot-training/git</text:a></text:p>
      <text:p text:style-name="Text_20_body">this will contain git related stuff</text:p>
      <text:p text:style-name="P16">13. <text:span text:style-name="T2">clone the repo</text:span></text:p>
      <text:p text:style-name="P17">root@samhith:/opt/git# git clone https://github.com/malli333/git-.git</text:p>
      <text:p text:style-name="P17">Cloning into 'git-'...</text:p>
      <text:p text:style-name="P17">remote: Counting objects: 3, done.</text:p>
      <text:p text:style-name="P17">remote: Total 3 (delta 0), reused 0 (delta 0), pack-reused 0</text:p>
      <text:p text:style-name="P17">Unpacking objects: 100% (3/3), done.</text:p>
      <text:p text:style-name="P17">Checking connectivity... done.</text:p>
      <text:p text:style-name="P18">14 .create vajpayee.txt file and add that file commit the file and push into remote repo.</text:p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Table_20_Contents"><text:bookmark text:name="1be4f70b0dc60094d4cd1eb84e9532db-41547a5f33d87412b7c85248cbc2bdec926cccbb"/><text:a xlink:type="simple" xlink:href="https://github.com/malli333/git-/blob/master/vajpayee1.txt" text:style-name="Internet_20_link" text:visited-style-name="Visited_20_Internet_20_Link">vajpayee1.txt</text:a> </text:p>
          </table:table-cell>
          <table:table-cell table:style-name="Table1.A1" office:value-type="string">
            <text:p text:style-name="Table_20_Contents"><text:a xlink:type="simple" xlink:href="https://github.com/malli333/git-/commit/01386602ab8baeef865dd749f9b6dc46f1aee46b" text:style-name="Internet_20_link" text:visited-style-name="Visited_20_Internet_20_Link">commited by malli</text:a> </text:p>
          </table:table-cell>
          <table:table-cell table:style-name="Table1.A1" office:value-type="string">
            <text:p text:style-name="P35"/>
          </table:table-cell>
        </table:table-row>
      </table:table>
      <text:p text:style-name="P19">15 . create multiple branchs.</text:p>
      <text:p text:style-name="P8"><text:a xlink:type="simple" xlink:href="https://github.com/malli333/git-/tree/ops" text:style-name="Internet_20_link" text:visited-style-name="Visited_20_Internet_20_Link">ops</text:a> Updated by malli333 </text:p>
      <text:p text:style-name="Standard">1</text:p>
      <text:p text:style-name="P15">1</text:p>
      <text:p text:style-name="Standard"><text:a xlink:type="simple" xlink:href="https://github.com/malli333/git-/tree/ninja" text:style-name="Internet_20_link" text:visited-style-name="Visited_20_Internet_20_Link">ninja</text:a> Updated by malli333 </text:p>
      <text:p text:style-name="Standard">1</text:p>
      <text:p text:style-name="Standard">1</text:p>
      <text:p text:style-name="P20"><text:span text:style-name="T3">15.using script clone the remote.</text:span></text:p>
      <text:p text:style-name="P30"><text:span text:style-name="Source_20_Text">#/bin/bash</text:span></text:p>
      <text:p text:style-name="Preformatted_20_Text"/>
      <text:p text:style-name="P31"><text:span text:style-name="Source_20_Text">repository="https://github.com/malli333/git-.git”</text:span></text:p>
      <text:p text:style-name="Preformatted_20_Text"><text:span text:style-name="Source_20_Text">localFolder="/</text:span><text:span text:style-name="Source_20_Text"><text:span text:style-name="T4">opt</text:span></text:span><text:span text:style-name="Source_20_Text">/</text:span><text:span text:style-name="Source_20_Text"><text:span text:style-name="T4">git</text:span></text:span><text:span text:style-name="Source_20_Text">"</text:span></text:p>
      <text:p text:style-name="Preformatted_20_Text"/>
      <text:p text:style-name="P32"><text:span text:style-name="Source_20_Text">git clone $repository" "$localFolder</text:span></text:p>
      <text:p text:style-name="P33"><text:span text:style-name="Source_20_Text"><text:span text:style-name="T5">16. use ssh clone the repo</text:span></text:span></text:p>
      <text:p text:style-name="P33"><text:span text:style-name="Source_20_Text">* </text:span><text:span text:style-name="Source_20_Text"><text:span text:style-name="T6">for this first i generate the ssh-keygen after that key add into github then go to git using below command i clone the repo.</text:span></text:span></text:p>
      <text:p text:style-name="P34"><text:span text:style-name="Source_20_Text"><text:span text:style-name="T6"><text:s/>git clone git@github.com:malli333/ops.git</text:span></text:span></text:p>
      <text:p text:style-name="P34"><text:span text:style-name="Source_20_Text"><text:span text:style-name="T6">Cloning into 'ops'...</text:span></text:span></text:p>
      <text:p text:style-name="P34"><text:span text:style-name="Source_20_Text"><text:span text:style-name="T6">remote: Counting objects: 6, done.</text:span></text:span></text:p>
      <text:p text:style-name="P34"><text:span text:style-name="Source_20_Text"><text:span text:style-name="T6">remote: Compressing objects: 100% (3/3), done.</text:span></text:span></text:p>
      <text:p text:style-name="P34"><text:soft-page-break/><text:span text:style-name="Source_20_Text"><text:span text:style-name="T6">remote: Total 6 (delta 0), reused 0 (delta 0), pack-reused 0</text:span></text:span></text:p>
      <text:p text:style-name="P34"><text:span text:style-name="Source_20_Text"><text:span text:style-name="T6">Receiving objects: 100% (6/6), done.</text:span></text:span></text:p>
      <text:p text:style-name="P34"><text:span text:style-name="Source_20_Text"><text:span text:style-name="T6">Checking connectivity... done.</text:span></text:span></text:p>
      <text:p text:style-name="P21">17.create a tag and push the tag into our remote repo.</text:p>
      <text:h text:style-name="P36" text:outline-level="3"><text:a xlink:type="simple" xlink:href="https://github.com/malli333/git-/releases/tag/v1.1" text:style-name="Internet_20_link" text:visited-style-name="Visited_20_Internet_20_Link">v1.1 </text:a></text:h>
      <text:list xml:id="list2702437738557296848" text:style-name="L1">
        <text:list-item>
          <text:p text:style-name="P29"><text:a xlink:type="simple" xlink:href="https://github.com/malli333/git-/commit/72e8a728fd0ed939822a5e70795bc2fe76eb0b06" text:style-name="Internet_20_link" text:visited-style-name="Visited_20_Internet_20_Link">72e8a72 </text:a></text:p>
        </text:list-item>
        <text:list-item>
          <text:p text:style-name="P29"><text:a xlink:type="simple" xlink:href="https://github.com/malli333/git-/archive/v1.1.zip" text:style-name="Internet_20_link" text:visited-style-name="Visited_20_Internet_20_Link">zip </text:a></text:p>
        </text:list-item>
        <text:list-item>
          <text:p text:style-name="P22"><text:a xlink:type="simple" xlink:href="https://github.com/malli333/git-/archive/v1.1.tar.gz" text:style-name="Internet_20_link" text:visited-style-name="Visited_20_Internet_20_Link">tar.gz </text:a></text:p>
        </text:list-item>
      </text:list>
      <text:p text:style-name="P23">18. checkout to tag.</text:p>
      <text:p text:style-name="P23">root@samhith:/opt/git/git-# git checkout -b <text:s/>origin/remote_tag_v1.1Switched to a new branch 'origin/remote_tag_v1.1'</text:p>
      <text:p text:style-name="P24">19.create alias name for git commands.</text:p>
      <text:p text:style-name="P24">alias.c=commit</text:p>
      <text:p text:style-name="P24">alias.st=status</text:p>
      <text:p text:style-name="P24">alias.a=add</text:p>
      <text:p text:style-name="P25">20. using “git stash” we will store into teampary memory.</text:p>
      <text:p text:style-name="P25">21. <text:span text:style-name="T7">i created github and gitlab and bitbucket accounts.</text:span></text:p>
      <text:p text:style-name="P26">Gitub : 1.github is open source </text:p>
      <text:p text:style-name="P26">2. easy to bugtracking .</text:p>
      <text:p text:style-name="P26">3.find our project easliy.</text:p>
      <text:p text:style-name="P26">4.high compatability.</text:p>
      <text:p text:style-name="P26">Git lab : </text:p>
      <text:p text:style-name="P26">1. open source</text:p>
      <text:p text:style-name="P26">2. free hosting</text:p>
      <text:p text:style-name="P26">3. LDAP integration.</text:p>
      <text:p text:style-name="P26">Bitbucket:</text:p>
      <text:p text:style-name="P26">1. authentication via github</text:p>
      <text:p text:style-name="P26">2. integrated jira tools</text:p>
      <text:p text:style-name="P27">22. user permission and repository permissions</text:p>
      <text:p text:style-name="P27">go setting – interaction limts- limittoexistinguser</text:p>
      <text:p text:style-name="P27">repo permissions: go setting – interaction limts – limit to repository collaborators<text:tab/></text:p>
      <text:p text:style-name="P26"><text:soft-page-break/></text:p>
      <text:p text:style-name="P9">23. create two repository.</text:p>
      <text:p text:style-name="P9"><text:s text:c="6"/>1.ops 2.tree</text:p>
      <text:p text:style-name="P11">24. create two braches in that using one text file edit the data in one file after that merge that getting</text:p>
      <text:p text:style-name="P11">conflict issue.</text:p>
      <text:p text:style-name="P12"><text:span text:style-name="T9"><text:tab/></text:span>This branch has conflicts that must be resolved</text:p>
      <text:p text:style-name="Text_20_body">Use the <text:a xlink:type="simple" xlink:href="https://github.com/malli333/tree/pull/1/conflicts" text:style-name="Internet_20_link" text:visited-style-name="Visited_20_Internet_20_Link">web editor</text:a> or the to resolve conflicts. </text:p>
      <text:h text:style-name="Heading_20_4" text:outline-level="4">Conflicting files</text:h>
      <text:p text:style-name="P28"><text:span text:style-name="Source_20_Text">text</text:span> </text:p>
      <text:p text:style-name="P11">create traning purpose</text:p>
      <text:p text:style-name="P11">&lt;&lt;&lt;&lt;&lt;&lt;&lt; tree</text:p>
      <text:p text:style-name="P11">mallikarjuna</text:p>
      <text:p text:style-name="P11">=======</text:p>
      <text:p text:style-name="P11">hi this mallikarjuna</text:p>
      <text:p text:style-name="P11">&gt;&gt;&gt;&gt;&gt;&gt;&gt; master</text:p>
      <text:p text:style-name="P11"/>
      <text:p text:style-name="P13">reslove the issue </text:p>
      <text:h text:style-name="P1" text:outline-level="4">Continuous integration has not been set up</text:h>
      <text:p text:style-name="Text_20_body">Several apps <text:a xlink:type="simple" xlink:href="https://github.com/marketplace/category/continuous-integration" text:style-name="Internet_20_link" text:visited-style-name="Visited_20_Internet_20_Link">are available</text:a> to automatically catch bugs and enforce style.</text:p>
      <text:h text:style-name="Heading_20_3" text:outline-level="3">This branch has no conflicts with the base branch</text:h>
      <text:p text:style-name="P28">Merging can be performed automatically. </text:p>
      <text:p text:style-name="P13"/>
      <text:p text:style-name="P14"/>
      <text:p text:style-name="P6"/>
      <text:p text:style-name="P6"/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0:47:09.997650437</meta:creation-date>
    <meta:generator>LibreOffice/5.1.6.2$Linux_X86_64 LibreOffice_project/10m0$Build-2</meta:generator>
    <dc:date>2018-06-29T18:19:01.600392120</dc:date>
    <meta:editing-duration>PT6H20M39S</meta:editing-duration>
    <meta:editing-cycles>22</meta:editing-cycles>
    <meta:document-statistic meta:table-count="1" meta:image-count="0" meta:object-count="0" meta:page-count="4" meta:paragraph-count="131" meta:word-count="547" meta:character-count="3747" meta:non-whitespace-character-count="3285"/>
  </office:meta>
</office:document-meta>
</file>